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etter_frequenc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ercentag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4373121" calcext:value-type="float">
            <text:p>24373121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762938" calcext:value-type="float">
            <text:p>476293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982417" calcext:value-type="float">
            <text:p>89824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805580" calcext:value-type="float">
            <text:p>10805580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7907119" calcext:value-type="float">
            <text:p>37907119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486889" calcext:value-type="float">
            <text:p>748688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143059" calcext:value-type="float">
            <text:p>5143059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58207" calcext:value-type="float">
            <text:p>180582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1820970" calcext:value-type="float">
            <text:p>21820970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74021" calcext:value-type="float">
            <text:p>47402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720909" calcext:value-type="float">
            <text:p>172090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730498" calcext:value-type="float">
            <text:p>1173049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391366" calcext:value-type="float">
            <text:p>7391366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1402466" calcext:value-type="float">
            <text:p>21402466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3215532" calcext:value-type="float">
            <text:p>23215532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719422" calcext:value-type="float">
            <text:p>5719422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97237" calcext:value-type="float">
            <text:p>29723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897352" calcext:value-type="float">
            <text:p>17897352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9059775" calcext:value-type="float">
            <text:p>19059775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8691274" calcext:value-type="float">
            <text:p>28691274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8022379" calcext:value-type="float">
            <text:p>8022379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835696" calcext:value-type="float">
            <text:p>283569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505294" calcext:value-type="float">
            <text:p>6505294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62732" calcext:value-type="float">
            <text:p>56273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5910495" calcext:value-type="float">
            <text:p>59104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93172" calcext:value-type="float">
            <text:p>9317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document-statistic meta:table-count="1" meta:cell-count="81" meta:object-count="0"/>
    <meta:generator>LibreOffice/6.4.2.2$Linux_X86_64 LibreOffice_project/470efa65018866d4eccd0320fc85de07297c8d71</meta:generator>
  </office:meta>
</office:document-meta>
</file>